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paragraph-properties fo:margin-top="0in" fo:margin-bottom="0.1965in"/>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fo:text-indent="0in" style:auto-text-indent="false"/>
    </style:style>
    <style:style style:name="P8" style:family="paragraph" style:parent-style-name="Text_20_body">
      <style:paragraph-properties fo:margin-left="0in" fo:margin-right="0in" fo:margin-top="0in" fo:margin-bottom="0.1402in" fo:text-indent="0in" style:auto-text-indent="false"/>
    </style:style>
    <style:style style:name="P9" style:family="paragraph" style:parent-style-name="Text_20_body" style:list-style-name="List_20_1"/>
    <style:style style:name="P10" style:family="paragraph" style:parent-style-name="Text_20_body" style:list-style-name="List_20_1">
      <style:paragraph-properties fo:text-align="start" style:justify-single-word="false"/>
    </style:style>
    <style:style style:name="P11" style:family="paragraph" style:parent-style-name="Text_20_body" style:list-style-name="L1"/>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Text_20_body" style:list-style-name="L2">
      <style:paragraph-properties fo:margin-left="0in" fo:margin-right="0in" fo:text-indent="0in" style:auto-text-indent="false"/>
    </style:style>
    <style:style style:name="P24" style:family="paragraph" style:parent-style-name="Text_20_body" style:list-style-name="List_20_1">
      <style:paragraph-properties fo:margin-left="0in" fo:margin-right="0in" fo:text-indent="0in" style:auto-text-indent="false"/>
    </style:style>
    <style:style style:name="P25" style:family="paragraph" style:parent-style-name="BulletedNumberText" style:list-style-name="List_20_1"/>
    <style:style style:name="P26" style:family="paragraph" style:parent-style-name="Preformatted_20_Text">
      <style:text-properties fo:font-size="9pt" style:font-size-asian="9pt" style:font-size-complex="9pt"/>
    </style:style>
    <style:style style:name="P27" style:family="paragraph" style:parent-style-name="Heading_20_1"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color="#000000"/>
    </style:style>
    <style:style style:name="T10" style:family="text">
      <style:text-properties fo:color="#000000" style:font-name="Monospace" style:font-name-asian="Monospace" style:font-name-complex="Monospace"/>
    </style:style>
    <style:style style:name="T11" style:family="text">
      <style:text-properties fo:color="#2a00ff" style:font-name="Monospace" style:font-name-asian="Monospace" style:font-name-complex="Monospace"/>
    </style:style>
    <style:style style:name="T12" style:family="text">
      <style:text-properties fo:color="#008080"/>
    </style:style>
    <style:style style:name="T13" style:family="text">
      <style:text-properties fo:color="#3f7f7f"/>
    </style:style>
    <style:style style:name="T14" style:family="text">
      <style:text-properties style:font-name="Palatino Linotype3"/>
    </style:style>
    <style:style style:name="T15" style:family="text">
      <style:text-properties style:font-name="Palatino Linotype3" fo:font-size="12pt" style:font-name-asian="PalatinoLinotype-Roman" style:font-size-asian="12pt" style:font-name-complex="PalatinoLinotype-Roman" style:font-size-complex="12pt"/>
    </style:style>
    <style:style style:name="T16" style:family="text">
      <style:text-properties fo:font-size="9pt"/>
    </style:style>
    <style:style style:name="T17" style:family="text">
      <style:text-properties fo:font-size="9pt" style:font-size-asian="9pt" style:font-size-complex="9pt"/>
    </style:style>
    <style:style style:name="T18" style:family="text">
      <style:text-properties style:font-size-asian="9pt"/>
    </style:style>
    <style:style style:name="T19" style:family="text">
      <style:text-properties style:font-size-complex="9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is-list-header="true">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35540342" text:style-name="List_20_1">
        <text:list-item>
          <text:p text:style-name="P10">JDK 1.5 – specifically, Java 1.5.0_11 or later</text:p>
        </text:list-item>
        <text:list-item>
          <text:p text:style-name="P9">JAVA_HOME environment variable must be set </text:p>
        </text:list-item>
        <text:list-item>
          <text:p text:style-name="P9">Hardware for testing: most current desktop or laptops will be adequate.</text:p>
        </text:list-item>
        <text:list-item>
          <text:p text:style-name="P9">Hardware for production: A server class machine generally with at least 1Gig allocated to the jvm. <text:s/>We recommend 2GB (see settings below).</text:p>
        </text:list-item>
        <text:list-item>
          <text:p text:style-name="P9">An adequate database system. In particular, the database probably has to support Unicode. <text:s/>Many Bedework installations use MySQL or Oracle.</text:p>
        </text:list-item>
        <text:list-item>
          <text:p text:style-name="P9">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text:p>
        </text:list-item>
      </text:list>
      <text:h text:style-name="Heading_20_3" text:outline-level="3">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35511772" text:style-name="L1">
        <text:list-item>
          <text:p text:style-name="P11">Hsql – the database we provide with the quickstart. It is unclear how safe it is to use as <text:soft-page-break/>a production database. It appears to be used by various systems to provide a persistence mechanism for messages (e.g. Jboss does this) so it might be usable on a small scale. </text:p>
        </text:list-item>
        <text:list-item>
          <text:p text:style-name="P11">MySql version 5</text:p>
        </text:list-item>
        <text:list-item>
          <text:p text:style-name="P11">Oracle Version 10 and perhaps Version 9 with Version 10 jdbc drivers.</text:p>
        </text:list-item>
      </text:list>
      <text:h text:style-name="Heading_20_3" text:outline-level="3">Unsupported databases</text:h>
      <text:p text:style-name="Text_20_body"><text:span text:style-name="T14">Because of our use of Hibernate, we don’t support databases they don’t support. <text:s/>While Hibernate should make it possible to run Bedework on any Hibernate supported database, i</text:span><text:span text:style-name="T15">n reality, there are problems with some systems that may require hand-editing of the schema.</text:span><text:span text:style-name="T14">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35541672" text:style-name="L2">
        <text:list-item>
          <text:p text:style-name="P23">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23">PostgreSQL: We hope to do more work in the near future supporting postgres. </text:p>
        </text:list-item>
        <text:list-item>
          <text:p text:style-name="P23">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Copy the distributed configurations to your home directory</text:h>
      <text:p text:style-name="Text_20_body">Bedework uses a configuration directory to store multiple named configurations. The <text:soft-page-break/>quickstart copy of this directory is at</text:p>
      <text:p text:style-name="Preformatted_20_Text">bedework/configs/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bwbuild directory in windows would live here:</text:p>
      <text:p text:style-name="P3">C:\Documents and Settings\userid\bwbuild</text:p>
      <text:p text:style-name="Text_20_body">Inside <text:span text:style-name="T4">bwbuild</text:span> you will find a number of example configurations, for example <text:span text:style-name="T4">default</text:span> and <text:span text:style-name="T4">jboss</text:span>. These configurations are used by the <text:span text:style-name="T4">bw</text:span> script using the <text:span text:style-name="T4">-bwc</text:span> parameter, for example</text:p>
      <text:p text:style-name="Preformatted_20_Text">./bw -bwc jboss deploy.debug</text:p>
      <text:p text:style-name="Text_20_body">If no configuration is named, then the configuration named <text:span text:style-name="T4">default</text:span> will be used</text:p>
      <text:p text:style-name="Text_20_body">In the supplied <text:span text:style-name="T4">default</text:span> configuration you will find the following</text:p>
      <text:p text:style-name="Preformatted_20_Text">bwbuild/default/build.properties</text:p>
      <text:p text:style-name="Preformatted_20_Text">bwbuild/default/cal.options.xml</text:p>
      <text:p text:style-name="Preformatted_20_Text">bwbuild/default/cal.properties</text:p>
      <text:p text:style-name="Preformatted_20_Text">bwbuild/default/carddav.options.xml</text:p>
      <text:p text:style-name="Preformatted_20_Text">bwbuild/default/context.xml</text:p>
      <text:p text:style-name="Text_20_body">A <text:span text:style-name="T4">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he <text:span text:style-name="T4">cal.properties</text:span> file is used only for the build and deployment process while the <text:span text:style-name="T4">cal.options.xml</text:span> file is for runtime properties and is included in the resulting applications. </text:p>
      <text:p text:style-name="Text_20_body">The <text:span text:style-name="T4">context.xml</text:span> file is referenced by the properties file and is where you place tomcat settings for the database resource.</text:p>
      <text:h text:style-name="Heading_20_3" text:outline-level="3"><text:soft-page-break/>The properties file.</text:h>
      <text:p text:style-name="Text_20_body">The properties file is divided into sections with different property prefixes. </text:p>
      <text:h text:style-name="Heading_20_4" text:outline-level="4">Install</text:h>
      <text:p text:style-name="Text_20_body">The section prefixed “<text:span text:style-name="T5">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35540551" text:style-name="L3">
        <text:list-item>
          <text:p text:style-name="P12"><text:span text:style-name="T1">CalAdmin</text:span> – the administration application</text:p>
        </text:list-item>
        <text:list-item>
          <text:p text:style-name="P12"><text:span text:style-name="T1">Events</text:span> – public events (unauthenticated access to calendars)</text:p>
        </text:list-item>
        <text:list-item>
          <text:p text:style-name="P12"><text:span text:style-name="T1">SoEDept</text:span> – example calendar suite</text:p>
        </text:list-item>
        <text:list-item>
          <text:p text:style-name="P12"><text:span text:style-name="T1">UserCal</text:span> – personal events</text:p>
        </text:list-item>
        <text:list-item>
          <text:p text:style-name="P12"><text:span text:style-name="T1">Pubcaldav</text:span> – public events caldav server. <text:s/>Provides unauthenticated access to calendars.</text:p>
        </text:list-item>
        <text:list-item>
          <text:p text:style-name="P12"><text:span text:style-name="T1">Usercaldav</text:span> - personal caldav server. <text:s/>Provides authenticated access to calendars.</text:p>
        </text:list-item>
        <text:list-item>
          <text:p text:style-name="P12"><text:span text:style-name="T1">dumpres</text:span> – the dump restore utility</text:p>
        </text:list-item>
        <text:list-item>
          <text:p text:style-name="P12"><text:span text:style-name="T1">caldavTest</text:span> – a test application for caldav</text:p>
        </text:list-item>
        <text:list-item>
          <text:p text:style-name="P12"><text:span text:style-name="T1">test</text:span> – a test suite</text:p>
        </text:list-item>
        <text:list-item>
          <text:p text:style-name="P12"><text:span text:style-name="T1">restoreFrom2p3px</text:span> – the dump restore utility configured to restore from uwcalendar 2.3.x</text:p>
        </text:list-item>
        <text:list-item>
          <text:p text:style-name="P12"><text:span text:style-name="T1">bwconfig</text:span> – (not in the list but a configuration section is present). This is a try at a web based confiuration application (not currently in use and likely to be deprecated).</text:p>
        </text:list-item>
      </text:list>
      <text:h text:style-name="Heading_20_4" text:outline-level="4">Global</text:h>
      <text:p text:style-name="Text_20_body">The section prefixed “<text:span text:style-name="T5">org.bedework.global</text:span>” defines properties global to the whole deployment process.</text:p>
      <text:h text:style-name="Heading_20_4" text:outline-level="4"><text:soft-page-break/>Application</text:h>
      <text:p text:style-name="Text_20_body">The section with properties prefixed “<text:span text:style-name="T5">org.bedework.app.&lt;name&gt;</text:span>” are the application deployment properties, one section per named application. </text:p>
      <text:p text:style-name="Text_20_body">Two properties define the project and type of application. The value of the property “<text:span text:style-name="T5">org.bedework.app.&lt;name&gt;.project</text:span>” defines which project the application is a part of. Currently these can be </text:p>
      <text:list xml:id="list35534356" text:style-name="L4">
        <text:list-item>
          <text:p text:style-name="P13">“caldav” - a caldav server</text:p>
        </text:list-item>
        <text:list-item>
          <text:p text:style-name="P13">“caldavTest” - a caldav test package</text:p>
        </text:list-item>
        <text:list-item>
          <text:p text:style-name="P13">“webapps” - a web client</text:p>
        </text:list-item>
        <text:list-item>
          <text:p text:style-name="P13">“dumprestore” - a dump/restore application</text:p>
        </text:list-item>
        <text:list-item>
          <text:p text:style-name="P13">“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4">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found in the “syspars” section of the .options.xml file. A number of options can be left with the default values and some are not yet implemented. The two values it is particularly important to set (and their default settings) are:</text:p>
      <text:p text:style-name="preformatted">&lt;tzid&gt;America/New_York&lt;/tzid&gt;</text:p>
      <text:p text:style-name="preformatted">&lt;systemid&gt;<text:a xlink:type="simple" xlink:href="mailto:demobedework@mysite.edu">demobedework@cal.mysite.edu</text:a>&lt;/systemid&gt;</text:p>
      <text:p text:style-name="Text_20_body">These are described as follows:</text:p>
      <text:h text:style-name="Heading_20_4" text:outline-level="4"><text:soft-page-break/>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can be set to some appropriate localized value, <text:span text:style-name="T1">but <text:s/>note: </text:span><text:span text:style-name="T2">the xsl stylesheets of Bedework 3.5 and earlier versions make reference to one or two of these properties by name, in particular the string “user” for the name of the user calendar root. If you change this value, you must update the xslt files that reference it. This will be corrected in version 3.6.</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the Bedework themes (templates)</text:h>
      <text:p text:style-name="Text_20_body">You should now make a copy of the template directories for theming. <text:s/>While they can be left 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text:soft-page-break/>bedework/deployment/<text:span text:style-name="T1">webuser</text:span>/webapp/resources/demoskins/</text:p>
      <text:p text:style-name="preformatted">bedework/deployment/<text:span text:style-name="T1">websubmit</text:span>/webapp/resources/demoskins</text:p>
      <text:p text:style-name="Text_20_body">The destination where you copy these directories is a URL <text:span text:style-name="Strong_20_Emphasis"><text:span text:style-name="T2">specified in the .properties file by the property: “app.&lt;name&gt;.cal.suite” for the public calendar suites and “app.&lt;name&gt;.root” for the other web applications. </text:span></text:span></text:p>
      <text:p text:style-name="P7"><text:span text:style-name="Strong_20_Emphasis"><text:span text:style-name="T2">Given the values in the properties file:</text:span></text:span></text:p>
      <text:p text:style-name="P7"/>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8"><text:span text:style-name="Strong_20_Emphasis"><text:span text:style-name="T2">the user client and administrative client stylesheets will be found at the url shown. <text:s/>Bedework will look for the calendar suite stylesheets in a directory that is a concati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8"> ; the “SoeDept” calendar suite at </text:span></text:span><text:a xlink:type="simple" xlink:href="http://somewebserver/bedework-3.5/calrsrc.SoeDept"><text:span text:style-name="Strong_20_Emphasis"><text:span text:style-name="T8">http://somewebserver/bedework-3.5/calrsrc.SoeDept</text:span></text:span></text:a><text:span text:style-name="Strong_20_Emphasis"><text:span text:style-name="T8"> </text:span></text:span></text:p>
      <text:p text:style-name="P8"><text:span text:style-name="Strong_20_Emphasis"><text:span text:style-name="T7">Note: the above property values currently have to be copied into the &lt;approot&gt; element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pan text:style-name="Strong_20_Emphasis"><text:span text:style-name="T4">Directory browsing and pathname discovery</text:span></text:span></text:h>
      <text:p text:style-name="Text_20_body"><text:span text:style-name="Strong_20_Emphasis"><text:span text:style-name="T6">If directory browsing is disallowed on your web server, be certain to set the <text:s/>&lt;directoryBrowsingDisallowed&gt; option to “true” in the .options.xml file</text:span></text:span><text:span text:style-name="Strong_20_Emphasis"><text:span text:style-name="T6">,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Chapter 4.</text:span></text:span></text:p>
      <text:h text:style-name="Heading_20_2" text:outline-level="2"><text:soft-page-break/>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35584389" text:continue-list="list35540342" text:style-name="List_20_1">
          <text:list-item text:start-value="1">
            <text:p text:style-name="P25">Configure tomcat or each context to use another database </text:p>
          </text:list-item>
          <text:list-item>
            <text:p text:style-name="P25">Configure Hibernate to use the appropriate dialect </text:p>
          </text:list-item>
          <text:list-item>
            <text:p text:style-name="P25">Rebuild </text:p>
          </text:list-item>
          <text:list-item>
            <text:p text:style-name="P24">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35517605" text:style-name="L5">
          <text:list-item>
            <text:p text:style-name="P14">The client (browser, caldav client etc)</text:p>
          </text:list-item>
          <text:list-item>
            <text:p text:style-name="P14">The servlet container (jboss, tomcat)</text:p>
          </text:list-item>
          <text:list-item>
            <text:p text:style-name="P14">The servlet (bedework)</text:p>
          </text:list-item>
          <text:list-item>
            <text:p text:style-name="P14">Jdbc settings</text:p>
          </text:list-item>
          <text:list-item>
            <text:p text:style-name="P14">The database</text:p>
          </text:list-item>
        </text:list>
        <text:h text:style-name="Heading_20_3" text:outline-level="3"><text:bookmark text:name="ConfigureTomcat5.0.28"/><text:soft-page-break/>Configure your applications context.xml</text:h>
        <text:p text:style-name="Text_20_body">Tomcat 5.5.x applications are configured by setting up context.xml files for each application. </text:p>
        <text:p text:style-name="Text_20_body">The <text:span text:style-name="T4">context.xml</text:span> file located in the configuration look something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If you have the above token in your file it will be replaced with the correct context root. </text:p>
        <text:p text:style-name="Text_20_body">The reference to this context.xml file is in the properties file and looks something like:</text:p>
        <text:p text:style-name="P2">...</text:p>
        <text:p text:style-name="P2">org.bedework.app.Events.tomcat.context.xml=${env.BEDEWORK_CONFIG}/context.xml</text:p>
        <text:p text:style-name="Text_20_body">This can be changed if you need more than one context.xml file or wish to locate it outside fo the configuration directory:</text:p>
        <text:p text:style-name="Preformatted_20_Text"><text:span text:style-name="T17">...</text:span></text:p>
        <text:p text:style-name="P2">org.bedework.app.Events.tomcat.context.xml=<text:span text:style-name="T10">&lt;home&gt;/mycontexts/</text:span>context.xml</text:p>
        <text:p text:style-name="P2">...</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xml:id="list35521861" text:style-name="L6">
          <text:list-item>
            <text:p text:style-name="P15">Allow no roles</text:p>
          </text:list-item>
          <text:list-item>
            <text:p text:style-name="P15"><text:soft-page-break/>Add jdbc drivers</text:p>
          </text:list-item>
          <text:list-item>
            <text:p text:style-name="P15">Allow directory browsing</text:p>
          </text:list-item>
          <text:list-item>
            <text:p text:style-name="P15">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appropriate jdbc driver .jar file for the database you are <text:soft-page-break/>deploying is added to the &lt;tomcat&gt;/common/lib directory. <text:s/>For example, the quickstart comes packaged with the Hypersonic SQL driver: &lt;quickstart&gt;/apache-tomcat-5.5.17/common/lib/hsqldb-1.7.3.3.jar . <text:s text:c="2"/>You can find the drivers associated with the database version you are running on the database's web site. <text:s/>MySQL and Oracle drivers, for example,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text:soft-pag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s. In <text:span text:style-name="Strong_20_Emphasis">bwbuild/default/cal.properties</text:span> (see <text:a xlink:type="simple" xlink:href="http://www.bedework.org/trac/bedework/wiki/BuildEnv">Setting up your local configuration</text:a>) you need to set a few properties </text:p>
        <text:p text:style-name="preformatted">org.bedework.global.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p text:style-name="Text_20_body">You will also need to place this jar file in the tomcat common/lib directory so that tomcat can access the database.</text:p>
        <text:h text:style-name="Heading_20_3" text:outline-level="3">Build the newly configured system</text:h>
        <text:p text:style-name="Text_20_body">With all that in place it is now possible to build yourself a system using your configuration. Assuming you chose to update the default configuration then the build command would be </text:p>
        <text:p text:style-name="Preformatted_20_Text"><text:soft-page-break/>./bw clean.deploy.debug</text:p>
        <text:p text:style-name="Text_20_body">If you created a new configuration named, fro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the Tomcat directory within the quickstart distribution, your application war files are now deployed. Otherwise, collect the war files and drop them in your container. </text:p>
        <text:h text:style-name="Heading_20_3" text:outline-level="3">Build the schema and initialize</text:h>
        <text:p text:style-name="Text_20_body">It is now possible to create a schema and initialize the database. The deploy process created a zip file in the bedework/dist directory which can be unwrapped to run the schema build. The default name for that application is <text:span text:style-name="T4">dumpres.zip</text:span>. This file contains a Unix shell script named <text:span text:style-name="T4">bwrun.sh</text:span> and a Windows bat file named <text:span text:style-name="T4">bwrun.bat</text:span>. <text:s/></text:p>
        <text:p text:style-name="Text_20_body">Unzip that file to a convenient location and in linux ensure the file called <text:span text:style-name="T4">bwrun.sh</text:span>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his process is non-destructive, so if you wish to start with a clean database, you will need to manually drop your tables. A word of warning here; while the schema-export option is useful there is little or no error checking taking place. Check back through the output for errors. A logfile is written and may be easier to check through.</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ext:soft-page-break/>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Note: initbedework.xml creates a single super-user “admin”. However, there is a potential problem here if you are trying to bring yourself up in your local user address space; you need an administrator that can log into the admin client. <text:s/>To simplify this, we will probably add a property to set the administrative user you wish to use in future releases.</text:p>
        <text:p text:style-name="Text_20_body">To dump the database data use </text:p>
        <text:p text:style-name="P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he authentication method used by tomcat is <text:soft-page-break/>defined in &lt;tomcat&gt;/conf/server.xml and in the quickstart is configured to use the delivered directory server. <text:s/>The tomcat website provides details on configuring tomcat to use other forms of authentication, including active directory, a local file or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bw</text:span><text:span text:style-name="Source_20_Tex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bw clean.deploy</text:span></text:span><text:span text:style-name="T2"> </text:span></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35529712" text:style-name="L7">
        <text:list-item>
          <text:p text:style-name="P16">Create a user in your domain, e.g. caladmin, that is already set up as a superuser in the Bedework quickstart.</text:p>
        </text:list-item>
        <text:list-item>
          <text:p text:style-name="P16">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35517974" text:style-name="L8">
        <text:list-item>
          <text:p text:style-name="P17">Within the /caladmin application, select "Admin Groups: Add" </text:p>
        </text:list-item>
        <text:list-item>
          <text:p text:style-name="P17"><text:soft-page-break/>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17">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6">For example, the quickstart defines a calendar “Events” and the property “org.bedework.app.Events.cal.suite” has the value “MainCampus”.</text:p>
      <text:list xml:id="list35542569" text:style-name="L9">
        <text:list-item>
          <text:p text:style-name="P18">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18">Add users and/or groups to that administrative group.</text:p>
        </text:list-item>
        <text:list-item>
          <text:p text:style-name="P18">Go back to the main menu, select “Manage Calendar Suites” and add a new suite. Give it a name, set the group, e.g. myDept from above and set the root calendar to be “/public".</text:p>
        </text:list-item>
        <text:list-item>
          <text:p text:style-name="P18">Give administrators write access. At least add yourself.</text:p>
        </text:list-item>
        <text:list-item>
          <text:p text:style-name="P18">Log out and log in again and select the group you just created if given a choice.</text:p>
        </text:list-item>
        <text:list-item>
          <text:p text:style-name="P18">Currently, the system creates a default subscription you need to remove. Go to manage views, select “All” and remove the single subscription. Next, via the main menu, go to manage subscriptions, select that subscription and delete it.</text:p>
        </text:list-item>
        <text:list-item>
          <text:p text:style-name="P18">Add subscriptions to those public calendars you want to see through one or more views. Set “display” to yes as you add them.</text:p>
        </text:list-item>
        <text:list-item>
          <text:p text:style-name="P18">Via the main menu, select Manage Views and add any other views you want, adding subscriptions to those views.</text:p>
        </text:list-item>
        <text:list-item>
          <text:p text:style-name="P18">To set the default view (and other preferences) for the new calendar suite, go to <text:soft-page-break/>“Manage Preferences” on the main menu. <text:s/>Until you are familiar managing views, you may wish to set the default view to “All”..</text:p>
        </text:list-item>
      </text:list>
      <text:h text:style-name="Heading_20_2" text:outline-level="2">Create initial public calendars, subscriptions, and views</text:h>
      <text:list xml:id="list35540877" text:style-name="L10">
        <text:list-item>
          <text:p text:style-name="P19">Within the /caladmin application, select: “Manage calendars” from the Main Menu. <text:s/>You will see a default set of calendars that you can manipulate. <text:s/></text:p>
        </text:list-item>
        <text:list-item>
          <text:p text:style-name="P19">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19">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19">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oft-page-break/><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text:soft-page-break/>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9"><text:s text:c="10"/></text:span><text:span text:style-name="T12">&lt;</text:span><text:span text:style-name="T13">cachingOn</text:span><text:span text:style-name="T12">&gt;</text:span><text:span text:style-name="T9">true</text:span><text:span text:style-name="T12">&lt;/</text:span><text:span text:style-name="T13">cachingOn</text:span><text:span text:style-name="T12">&gt;</text:span></text:p>
      <text:p text:style-name="preformatted"><text:span text:style-name="T9"><text:s text:c="10"/></text:span><text:span text:style-name="T12">&lt;</text:span><text:span text:style-name="T13">cachePrefix</text:span><text:span text:style-name="T12">&gt;</text:span><text:span text:style-name="T9">bwpubevents</text:span><text:span text:style-name="T12">&lt;/</text:span><text:span text:style-name="T13">cachePrefix</text:span><text:span text:style-name="T12">&gt;</text:span></text:p>
      <text:p text:style-name="Text_20_body">These settings turn caching on and set the cache prefix to “ <text:span text:style-name="T9">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2" text:outline-level="2">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text:soft-page-break/>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35520245" text:style-name="L11">
        <text:list-item>
          <text:p text:style-name="P20"><text:span text:style-name="T1">schedule request</text:span>: allow (named principals) to request meetings</text:p>
        </text:list-item>
        <text:list-item>
          <text:p text:style-name="P20"><text:span text:style-name="T1">schedule reply</text:span>: allow (named principals) to reply to meeting requests</text:p>
        </text:list-item>
        <text:list-item>
          <text:p text:style-name="P20"><text:soft-page-break/><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5">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hadow="non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6T15:48:36.01">Jun 26, 2009</text:date> <text:tab/><text:tab/>p.<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21</meta:editing-cycles>
    <meta:editing-duration>PT06H11M11S</meta:editing-duration>
    <dc:title>BedeworkTemplate</dc:title>
    <meta:initial-creator>Arlen Johnson</meta:initial-creator>
    <dc:date>2009-06-26T15:48:35.93</dc:date>
    <meta:printed-by>Arlen Johnson</meta:printed-by>
    <meta:print-date>2009-06-24T14:30:34.68</meta:print-date>
    <meta:document-statistic meta:table-count="0" meta:image-count="0" meta:object-count="0" meta:page-count="21" meta:paragraph-count="358" meta:word-count="5850" meta:character-count="38882"/>
    <dc:creator>Arlen Johnson</dc:creator>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16:13"/>
  </office:meta>
</office:document-meta>
</file>